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9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>
            <text:p>product_type</text:p>
          </table:table-cell>
          <table:table-cell office:value-type="string">
            <text:p>material</text:p>
          </table:table-cell>
          <table:table-cell office:value-type="string">
            <text:p>addjective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alle tiders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default</text:p>
          </table:table-cell>
          <table:table-cell office:value-type="string">
            <text:p>beskyttend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emine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fantastisk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robus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flo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fortrinlig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fremragend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glimrende</text:p>
          </table:table-cell>
        </table:table-row>
        <table:table-row table:style-name="ro2">
          <table:table-cell office:value-type="string">
            <text:p>watch band, cover</text:p>
          </table:table-cell>
          <table:table-cell office:value-type="string">
            <text:p>default</text:p>
          </table:table-cell>
          <table:table-cell office:value-type="string">
            <text:p>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fantastis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fe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fi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flo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klassis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et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et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et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et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igtigt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igtigt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igtigt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igtigt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oli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tilful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tilre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nydelig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flo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tidsløs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udsøg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vildt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vildt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vildt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vildt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yndigt</text:p>
          </table:table-cell>
        </table:table-row>
        <table:table-row table:style-name="ro2">
          <table:table-cell office:value-type="string">
            <text:p>cover, watchband</text:p>
          </table:table-cell>
          <table:table-cell office:value-type="string">
            <text:p>Plastic</text:p>
          </table:table-cell>
          <table:table-cell office:value-type="string">
            <text:p>hårdfør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Hårdt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Holdbar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fleksibel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Behagelig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Blø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helt vildt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a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a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et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et rar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rigtigt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rigtigt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vildt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vildt komfortabel</text:p>
          </table:table-cell>
        </table:table-row>
        <table:table-row table:style-name="ro2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Ekstra stærk</text:p>
          </table:table-cell>
        </table:table-row>
        <table:table-row table:style-name="ro2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Slidstærk</text:p>
          </table:table-cell>
        </table:table-row>
        <table:table-row table:style-name="ro1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Stærk</text:p>
          </table:table-cell>
        </table:table-row>
        <table:table-row table:style-name="ro1">
          <table:table-cell office:value-type="string">
            <text:p>screen protector</text:p>
          </table:table-cell>
          <table:table-cell office:value-type="string">
            <text:p>default</text:p>
          </table:table-cell>
          <table:table-cell office:value-type="string">
            <text:p>Holdbart</text:p>
          </table:table-cell>
        </table:table-row>
      </table:table>
      <table:table table:name="eng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product_type</text:p>
          </table:table-cell>
          <table:table-cell office:value-type="string">
            <text:p>material</text:p>
          </table:table-cell>
          <table:table-cell office:value-type="string">
            <text:p>addjective</text:p>
          </table:table-cell>
        </table:table-row>
      </table:table>
      <table:table table:name="se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product_type</text:p>
          </table:table-cell>
          <table:table-cell office:value-type="string">
            <text:p>material</text:p>
          </table:table-cell>
          <table:table-cell office:value-type="string">
            <text:p>addjectiv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1">12/21/2022</text:date>, <text:time>15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1:44:21</meta:creation-date>
    <meta:generator>OpenOffice/4.1.13$Unix OpenOffice.org_project/4113m1$Build-9810</meta:generator>
    <dc:date>2022-12-21T15:03:25</dc:date>
    <meta:editing-duration>PT1H12M52S</meta:editing-duration>
    <meta:editing-cycles>7</meta:editing-cycles>
    <meta:document-statistic meta:table-count="3" meta:cell-count="480" meta:object-count="0"/>
  </office:meta>
</office:document-meta>
</file>